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338" officeooo:paragraph-rsid="000d8338"/>
    </style:style>
    <style:style style:name="P2" style:family="paragraph" style:parent-style-name="Standard">
      <style:paragraph-properties fo:text-align="center" style:justify-single-word="false"/>
      <style:text-properties officeooo:rsid="000d8338" officeooo:paragraph-rsid="000d8338"/>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8338" officeooo:paragraph-rsid="000d8338" style:font-size-asian="20pt" style:font-weight-asian="bold" style:font-size-complex="20pt" style:font-weight-complex="bold"/>
    </style:style>
    <style:style style:name="P4" style:family="paragraph" style:parent-style-name="Standard">
      <style:text-properties officeooo:rsid="000dafce" officeooo:paragraph-rsid="000dafce"/>
    </style:style>
    <style:style style:name="P5" style:family="paragraph" style:parent-style-name="Standard">
      <style:paragraph-properties fo:text-align="center" style:justify-single-word="false"/>
      <style:text-properties officeooo:rsid="000dafce" officeooo:paragraph-rsid="000dafce"/>
    </style:style>
    <style:style style:name="P6" style:family="paragraph" style:parent-style-name="Standard">
      <style:text-properties fo:font-size="14pt" officeooo:rsid="000e0b5e" officeooo:paragraph-rsid="000e0b5e"/>
    </style:style>
    <style:style style:name="P7" style:family="paragraph" style:parent-style-name="Standard">
      <style:text-properties officeooo:rsid="000e452a" officeooo:paragraph-rsid="000e452a"/>
    </style:style>
    <style:style style:name="P8" style:family="paragraph" style:parent-style-name="Standard">
      <style:paragraph-properties fo:text-align="center" style:justify-single-word="false"/>
      <style:text-properties officeooo:rsid="000e452a" officeooo:paragraph-rsid="000e452a"/>
    </style:style>
    <style:style style:name="P9" style:family="paragraph" style:parent-style-name="Standard">
      <style:text-properties officeooo:rsid="0010f6ec" officeooo:paragraph-rsid="0010f6ec"/>
    </style:style>
    <style:style style:name="P10" style:family="paragraph" style:parent-style-name="Standard">
      <style:text-properties officeooo:rsid="001418df" officeooo:paragraph-rsid="001418df"/>
    </style:style>
    <style:style style:name="P11" style:family="paragraph" style:parent-style-name="Standard">
      <style:paragraph-properties fo:text-align="center" style:justify-single-word="false"/>
      <style:text-properties officeooo:rsid="001418df" officeooo:paragraph-rsid="001418df"/>
    </style:style>
    <style:style style:name="P12" style:family="paragraph" style:parent-style-name="Standard">
      <style:text-properties officeooo:rsid="0015ece0" officeooo:paragraph-rsid="0015ece0"/>
    </style:style>
    <style:style style:name="P13" style:family="paragraph" style:parent-style-name="Standard" style:list-style-name="L1">
      <style:text-properties fo:font-size="16pt" style:text-underline-style="solid" style:text-underline-width="auto" style:text-underline-color="font-color" fo:font-weight="bold" officeooo:rsid="000d8338" officeooo:paragraph-rsid="000d8338" style:font-size-asian="16pt" style:font-weight-asian="bold" style:font-size-complex="16pt" style:font-weight-complex="bold"/>
    </style:style>
    <style:style style:name="P14" style:family="paragraph" style:parent-style-name="Standard" style:list-style-name="L1">
      <style:text-properties fo:font-size="16pt" style:text-underline-style="solid" style:text-underline-width="auto" style:text-underline-color="font-color" fo:font-weight="bold" officeooo:rsid="000d8338" officeooo:paragraph-rsid="000d8338" style:font-weight-asian="bold" style:font-weight-complex="bold"/>
    </style:style>
    <style:style style:name="P15" style:family="paragraph" style:parent-style-name="Standard" style:list-style-name="L1">
      <style:text-properties fo:font-size="14pt" officeooo:rsid="000d8338" officeooo:paragraph-rsid="000d8338"/>
    </style:style>
    <style:style style:name="P16" style:family="paragraph" style:parent-style-name="Standard" style:list-style-name="L1">
      <style:text-properties fo:font-size="14pt" officeooo:rsid="000dafce" officeooo:paragraph-rsid="000dafce"/>
    </style:style>
    <style:style style:name="P17" style:family="paragraph" style:parent-style-name="Standard" style:list-style-name="L1">
      <style:text-properties fo:font-size="14pt" fo:font-style="normal" style:text-underline-style="none" officeooo:rsid="001418df" officeooo:paragraph-rsid="001418df" style:font-style-asian="normal" style:font-style-complex="normal"/>
    </style:style>
    <style:style style:name="P18" style:family="paragraph" style:parent-style-name="Standard" style:list-style-name="L1">
      <style:text-properties fo:font-size="14pt" officeooo:rsid="00146b5a" officeooo:paragraph-rsid="00146b5a"/>
    </style:style>
    <style:style style:name="P19" style:family="paragraph" style:parent-style-name="Standard" style:list-style-name="L1">
      <style:text-properties officeooo:rsid="000d8338" officeooo:paragraph-rsid="000d8338"/>
    </style:style>
    <style:style style:name="P20" style:family="paragraph" style:parent-style-name="Standard" style:list-style-name="L1">
      <style:text-properties officeooo:rsid="000dafce" officeooo:paragraph-rsid="000dafce"/>
    </style:style>
    <style:style style:name="P21" style:family="paragraph" style:parent-style-name="Standard" style:list-style-name="L1">
      <style:text-properties officeooo:rsid="000e452a" officeooo:paragraph-rsid="000e452a"/>
    </style:style>
    <style:style style:name="P22" style:family="paragraph" style:parent-style-name="Standard" style:list-style-name="L1">
      <style:text-properties officeooo:rsid="000fe8ff" officeooo:paragraph-rsid="000fe8ff"/>
    </style:style>
    <style:style style:name="P23" style:family="paragraph" style:parent-style-name="Standard" style:list-style-name="L1">
      <style:text-properties officeooo:rsid="0010f6ec" officeooo:paragraph-rsid="0010f6ec"/>
    </style:style>
    <style:style style:name="P24" style:family="paragraph" style:parent-style-name="Standard" style:list-style-name="L1">
      <style:text-properties officeooo:rsid="0012c33d" officeooo:paragraph-rsid="0012c33d"/>
    </style:style>
    <style:style style:name="P25" style:family="paragraph" style:parent-style-name="Standard" style:list-style-name="L1">
      <style:text-properties officeooo:rsid="001418df" officeooo:paragraph-rsid="001418df"/>
    </style:style>
    <style:style style:name="P26" style:family="paragraph" style:parent-style-name="Standard" style:list-style-name="L1">
      <style:text-properties officeooo:rsid="00146b5a" officeooo:paragraph-rsid="00146b5a"/>
    </style:style>
    <style:style style:name="P27" style:family="paragraph" style:parent-style-name="Standard" style:list-style-name="L1">
      <style:text-properties officeooo:rsid="0015ece0" officeooo:paragraph-rsid="0015ece0"/>
    </style:style>
    <style:style style:name="P28" style:family="paragraph" style:parent-style-name="Standard" style:list-style-name="L1">
      <style:text-properties officeooo:rsid="00168506" officeooo:paragraph-rsid="00168506"/>
    </style:style>
    <style:style style:name="P29" style:family="paragraph" style:parent-style-name="Standard" style:list-style-name="L1">
      <style:text-properties officeooo:rsid="0016b113" officeooo:paragraph-rsid="0016b113"/>
    </style:style>
    <style:style style:name="P30" style:family="paragraph" style:parent-style-name="Standard" style:list-style-name="L1">
      <style:text-properties officeooo:rsid="001900b1" officeooo:paragraph-rsid="001900b1"/>
    </style:style>
    <style:style style:name="P31" style:family="paragraph" style:parent-style-name="Standard" style:list-style-name="L1">
      <style:paragraph-properties fo:break-before="page"/>
      <style:text-properties fo:font-size="14pt" officeooo:rsid="000e0b5e" officeooo:paragraph-rsid="000e0b5e"/>
    </style:style>
    <style:style style:name="P32" style:family="paragraph" style:parent-style-name="Standard" style:list-style-name="L1">
      <style:paragraph-properties fo:break-before="page"/>
      <style:text-properties fo:font-size="16pt" style:text-underline-style="solid" style:text-underline-width="auto" style:text-underline-color="font-color" fo:font-weight="bold" officeooo:rsid="0012c33d" officeooo:paragraph-rsid="0012c33d" style:font-weight-asian="bold" style:font-weight-complex="bold"/>
    </style:style>
    <style:style style:name="P33" style:family="paragraph" style:parent-style-name="Standard" style:list-style-name="L1">
      <style:paragraph-properties fo:break-before="page"/>
      <style:text-properties fo:font-size="16pt" style:text-underline-style="solid" style:text-underline-width="auto" style:text-underline-color="font-color" fo:font-weight="bold" officeooo:rsid="00168506" officeooo:paragraph-rsid="00168506" style:font-weight-asian="bold" style:font-weight-complex="bold"/>
    </style:style>
    <style:style style:name="T1" style:family="text">
      <style:text-properties fo:font-size="22pt"/>
    </style:style>
    <style:style style:name="T2" style:family="text">
      <style:text-properties fo:font-size="24pt"/>
    </style:style>
    <style:style style:name="T3" style:family="text">
      <style:text-properties officeooo:rsid="000fe8ff"/>
    </style:style>
    <style:style style:name="T4" style:family="text">
      <style:text-properties officeooo:rsid="00168506"/>
    </style:style>
    <text:list-style style:name="L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hapitre 2 :</text:span><text:span text:style-name="T1"> </text:span>La formation des chaînes de montagne</text:p>
      <text:p text:style-name="P1"/>
      <text:p text:style-name="P1"/>
      <text:p text:style-name="P2">// <text:s/>TP 3 <text:s/>//</text:p>
      <text:p text:style-name="P1"/>
      <text:p text:style-name="P1"/>
      <text:list xml:id="list4888224024115820387" text:style-name="L1">
        <text:list-item>
          <text:p text:style-name="P13">Les Alpes : Une chaîne de collision</text:p>
          <text:list>
            <text:list-item>
              <text:p text:style-name="P15">Indices morphologiques et structuraux</text:p>
              <text:list>
                <text:list-item>
                  <text:p text:style-name="P19">Reliefs <text:tab/><text:tab/>+ 4000 m</text:p>
                </text:list-item>
                <text:list-item>
                  <text:p text:style-name="P19">Racine crustale <text:tab/>50 km de profondeur</text:p>
                </text:list-item>
              </text:list>
            </text:list-item>
            <text:list-item>
              <text:p text:style-name="P15">Indices tectoniques</text:p>
              <text:list>
                <text:list-item>
                  <text:p text:style-name="P19">Plis <text:tab/><text:tab/><text:tab/>Zone médiane</text:p>
                </text:list-item>
                <text:list-item>
                  <text:p text:style-name="P19">Failles inverses <text:tab/>Zone externe</text:p>
                </text:list-item>
                <text:list-item>
                  <text:p text:style-name="P19">Chevauchements</text:p>
                </text:list-item>
                <text:list-item>
                  <text:p text:style-name="P19">Nappes de charriage</text:p>
                  <text:p text:style-name="P19"/>
                </text:list-item>
              </text:list>
              <text:p text:style-name="P19">Les Alpes sont issues de la collision de deux lithosphère continentale : la plaque européenne et la plaque africaine.</text:p>
              <text:p text:style-name="P19">L’épaississement observé dans la partie centrale des Alpes est due à un empilement d’écailles crustales</text:p>
            </text:list-item>
          </text:list>
          <text:p text:style-name="P19"/>
        </text:list-item>
        <text:list-item>
          <text:p text:style-name="P14">L’histoire des Alpes : un ancien océan</text:p>
          <text:list>
            <text:list-item>
              <text:p text:style-name="P16">Des traces d’anciennes marges passives</text:p>
              <text:list>
                <text:list-item>
                  <text:p text:style-name="P20">À l’ouest des Alpes, on observe des blocs continentaux basculés séparés par des failles normales</text:p>
                </text:list-item>
                <text:list-item>
                  <text:p text:style-name="P20">On retrouve ces structures au niveau de marges passives, comme la marge armoricaine</text:p>
                  <text:p text:style-name="P20">On sait qu’une marge passive est la zone de transition croûte continentale – croûte océanique</text:p>
                  <text:p text:style-name="P20">Et on sait qu’une marge passive témoigne de contraintes en extension lorsque la croûte continentale a été étirée, amincie, fracturée lors de la remontée du manteau.</text:p>
                  <text:p text:style-name="P20">D’après le principe d’actualisme, on en déduit que, à la place des Alpes, s’est ouvert un océan</text:p>
                </text:list-item>
              </text:list>
            </text:list-item>
          </text:list>
        </text:list-item>
      </text:list>
      <text:p text:style-name="P4"/>
      <text:p text:style-name="P4"/>
      <text:p text:style-name="P5">// <text:s/>Schéma d’une marge passive <text:s/>//</text:p>
      <text:p text:style-name="P4"/>
      <text:p text:style-name="P4"/>
      <text:p text:style-name="P6"/>
      <text:list xml:id="list81433468866801" text:continue-numbering="true" text:style-name="L1">
        <text:list-item>
          <text:list>
            <text:list-item>
              <text:p text:style-name="P31">Des marqueurs paléontologiques d’un ancien océan dans les Alpes</text:p>
              <text:list>
                <text:list-header>
                  <text:p text:style-name="P21"/>
                </text:list-header>
              </text:list>
              <text:p text:style-name="P21">Les témoins d’un ancien plancher océanique</text:p>
            </text:list-item>
          </text:list>
        </text:list-item>
      </text:list>
      <text:p text:style-name="P8"/>
      <text:p text:style-name="P8"/>
      <text:p text:style-name="P8">// <text:s/>Schéma d’une coupe de la L.O : cf TP 3 <text:s/>//</text:p>
      <text:p text:style-name="P8"/>
      <text:p text:style-name="P8"/>
      <text:list xml:id="list81433670408826" text:continue-numbering="true" text:style-name="L1">
        <text:list-item>
          <text:list>
            <text:list-item>
              <text:list>
                <text:list-item>
                  <text:p text:style-name="P21">Dans les Alpes franco-italiennes, dans le massif du Chenaillet, on a une affleure des roches qui sont caractéristiques de la lithosphère océanique. Ces roches s’appellent des ophiolites.</text:p>
                  <text:p text:style-name="P21">On peut y voir : </text:p>
                  <text:list>
                    <text:list-header>
                      <text:p text:style-name="P21">Basalte en coussin : 400 m</text:p>
                      <text:list>
                        <text:list-header>
                          <text:p text:style-name="P21">qui témoigne d’un refroidissement brutal au contact de l’eau de mer</text:p>
                        </text:list-header>
                      </text:list>
                      <text:p text:style-name="P21">Gabbro : Ol, Px, Pg, chlorite</text:p>
                      <text:list text:continue-numbering="true">
                        <text:list-header>
                          <text:p text:style-name="P21">Le chlorite est un minéral hydraté</text:p>
                        </text:list-header>
                      </text:list>
                    </text:list-header>
                  </text:list>
                </text:list-item>
              </text:list>
            </text:list-item>
          </text:list>
        </text:list-item>
      </text:list>
      <text:p text:style-name="P7"/>
      <text:p text:style-name="P8">// <text:s/><text:span text:style-name="T3">Schéma de chlorite autour de Px (pas obligé) <text:s/>//</text:span></text:p>
      <text:p text:style-name="P7"/>
      <text:list xml:id="list81432946748217" text:continue-numbering="true" text:style-name="L1">
        <text:list-item>
          <text:list>
            <text:list-item>
              <text:list>
                <text:list-item>
                  <text:list>
                    <text:list-header>
                      <text:p text:style-name="P22">Péridotite serpentinisée</text:p>
                      <text:list text:continue-numbering="true">
                        <text:list-header>
                          <text:p text:style-name="P22">qui témoigne d’un métamorphisme hydrothermal</text:p>
                        </text:list-header>
                      </text:list>
                    </text:list-header>
                  </text:list>
                  <text:p text:style-name="P22">Tout ça montre que les ophiolites sont des vestiges d’une ancienne lithosphère océanique.</text:p>
                  <text:list text:continue-numbering="true">
                    <text:list-header>
                      <text:p text:style-name="P22">Radiolarite</text:p>
                      <text:list>
                        <text:list-header>
                          <text:p text:style-name="P22">test siliceux de radiolaires</text:p>
                          <text:p text:style-name="P23">témoigne la présence d’un océan très profond</text:p>
                        </text:list-header>
                      </text:list>
                    </text:list-header>
                  </text:list>
                </text:list-item>
              </text:list>
            </text:list-item>
          </text:list>
        </text:list-item>
      </text:list>
      <text:p text:style-name="P9"/>
      <text:list xml:id="list81434030407512" text:continue-numbering="true" text:style-name="L1">
        <text:list-item>
          <text:p text:style-name="P32">Le métamorphisme, témoin d’une subduction</text:p>
          <text:p text:style-name="P24">Le métamorphisme est l’ensemble de transformations que subit une roche à l’état solide sous l’effet de modifications de la température et/ou de la pression.</text:p>
          <text:p text:style-name="P24">La plupart du temps, on dit que le métamorphisme est isochimique, ce qui veut dire que les roches métamorphiques ont la même composition chimique globale que celle dont elle est issue.</text:p>
          <text:p text:style-name="P24">Mais il peut arriver que le métamorphisme ne soit pas isochimique, soit par hydratation ou par déshydratation des minéraux de la roche.</text:p>
          <text:p text:style-name="P24"/>
          <text:list>
            <text:list-item>
              <text:p text:style-name="P17">L’évolution des roches de la lithosphère océanique de la dorsale à la subduction</text:p>
              <text:list>
                <text:list-item>
                  <text:p text:style-name="P25">Lorsque la lithosphère océanique s’éloigne de l’axe de la dorsale, elle se refroidit et des micro-fractures vont se produire au niveau de la croûte océanique. Ceci va provoquer une hydratation des roches de la croûte océanique et l’apparition de nouveaux minéraux, des métagabbros, comme le hornblende. L’hydratation se poursuivant, de la chlorite va se former, et les minéraux contenant de la chlorite appartiennent au faciès Schiste vert.</text:p>
                </text:list-item>
              </text:list>
            </text:list-item>
          </text:list>
        </text:list-item>
      </text:list>
      <text:p text:style-name="P10"/>
      <text:p text:style-name="P10"/>
      <text:p text:style-name="P11">// <text:s/>Schéma minéraux <text:s/>//</text:p>
      <text:p text:style-name="P10"/>
      <text:p text:style-name="P10"/>
      <text:list xml:id="list81433536522321" text:continue-numbering="true" text:style-name="L1">
        <text:list-item>
          <text:list>
            <text:list-item>
              <text:p text:style-name="P18">Modification des roches de la lithosphère océanique lors de sa subduction</text:p>
              <text:list>
                <text:list-item>
                  <text:p text:style-name="P26">Lors de la subduction, la lithosphère océanique va être soumise à une augmentation de la pression et un peu de la température.</text:p>
                  <text:p text:style-name="P26">Les roches de la croûte océanique, suite à l’augmentation de la pression, vont subir une <text:s/>déshydratation. Et il va se former un nouveau minéral : du glaucophane. Les métagabbros contenant du glaucophane appartiennent au faciès schiste bleu.</text:p>
                  <text:p text:style-name="P26">À des profondeurs plus importantes, la pression augmente, la température aussi, et le métagabbro à glaucophane se transforme en éclogite, contenant deux minéraux, grenat et jadéite, dont la déshydratation est totale.</text:p>
                  <text:p text:style-name="P27"/>
                </text:list-item>
                <text:list-item>
                  <text:p text:style-name="P27">Quand on va de l’Est vers l’Ouest, on voit ///</text:p>
                  <text:p text:style-name="P27">Faciès schistes verts : chlorite, actinote</text:p>
                  <text:p text:style-name="P27">Métagabbro appartiennent à ce faciès, minéraux hydratés</text:p>
                  <text:p text:style-name="P27">Lorsque la lithosphère océanique s’est éloignée de l’axe de la dorsale, la croûte océanique a subit des microfissures, et les infiltrations de l’eau ont permis la formation de nouveau minéraux.</text:p>
                  <text:p text:style-name="P27">Ce qui veut dire que c’est une lithosphère océanique hydratée qui s’enfonce au niveau des zones de subductions.</text:p>
                  <text:p text:style-name="P27">Une nouvelle roche va apparaître :</text:p>
                  <text:list>
                    <text:list-header>
                      <text:p text:style-name="P27">métagabbro → glaucophane : appartient au faciès schistes bleus</text:p>
                      <text:list>
                        <text:list-header>
                          <text:p text:style-name="P27">métamorphisme à basse température et à moyenne pression</text:p>
                        </text:list-header>
                      </text:list>
                    </text:list-header>
                  </text:list>
                  <text:p text:style-name="P27">Lorsque la lithosphère océanique continue à s’enfoncer, il va se former des eclogites (grenat et jadéite)</text:p>
                  <text:p text:style-name="P27">Les minéraux du métamorphisme ont permis de retracer l’histoire d’une roche entraînée en profondeur car chaque minérale est caractéristique <text:span text:style-name="T4">d’un domaine pression-température</text:span></text:p>
                </text:list-item>
              </text:list>
            </text:list-item>
          </text:list>
        </text:list-item>
      </text:list>
      <text:p text:style-name="P12"/>
      <text:list xml:id="list81433469873122" text:continue-numbering="true" text:style-name="L1">
        <text:list-item>
          <text:p text:style-name="P33">Le moteur de la subduction</text:p>
          <text:p text:style-name="P28">P. 174</text:p>
          <text:list>
            <text:list-header>
              <text:p text:style-name="P28">La lithosphère océanique est jeune, chaude et peu épaisse. Donc, elle est peu dense. Il est logique qu’elle <text:s/>repose sur l’asthénosphère.</text:p>
              <text:p text:style-name="P28">Lorsqu’elle s’éloigne de la dorsale :</text:p>
              <text:list>
                <text:list-item>
                  <text:p text:style-name="P28">Elle se refroidit</text:p>
                </text:list-item>
                <text:list-item>
                  <text:p text:style-name="P28">Elle s’hydrate</text:p>
                </text:list-item>
                <text:list-item>
                  <text:p text:style-name="P28">Elle s’épaissit</text:p>
                  <text:list>
                    <text:list-header>
                      <text:p text:style-name="P28">→ par le haut : sédiments</text:p>
                      <text:p text:style-name="P28">→ par le bas : l’isotherme 1300°C s’abaisse</text:p>
                    </text:list-header>
                  </text:list>
                </text:list-item>
                <text:list-item>
                  <text:p text:style-name="P28">Conséquence : sa densité augmente</text:p>
                </text:list-item>
              </text:list>
              <text:p text:style-name="P28">L’augmentation de l’épaisseur de lithosphère océanique n’est due qu’à l’augmentation de l’épaisseur du manteau lithosphérique.</text:p>
              <text:p text:style-name="P29">Lorsque la lithosphère océanique est âgée de 50 millions d’années, sa densité devient supérieure à celle de l’asthénosphère. Mais l’asthénosphère exerce une forme de résistance qui va limiter l’enfoncement de la lithosphère.</text:p>
              <text:p text:style-name="P29">Lorsque cette lithosphère océanique dense rencontre une frontière de plaque, elle va plonger dans le manteau de la lithosphère chevauchante.</text:p>
              <text:p text:style-name="P29"/>
              <text:p text:style-name="P30"/>
              <text:p text:style-name="P30">//////</text:p>
              <text:p text:style-name="P30">Les roches magmatiques dans les zones de subduction <text:s/>//</text:p>
              <text:p text:style-name="P30"/>
              <text:p text:style-name="P30">Péridotites sèches ne peuvent pas entrer en fusion ///</text:p>
              <text:p text:style-name="P30"/>
              <text:p text:style-name="P30">Le solidus d’une zone de subduction //</text:p>
              <text:p text:style-name="P30">L’apport d’eau abaisse la température de fusion partielle des péridotites</text:p>
              <text:p text:style-name="P30"/>
              <text:p text:style-name="P30">L’eau qui permet la fusion partielle des péridotites du manteau de la plaque chevauchante provient de la déshydratation des roches de la lithosphère océanique qui subduit</text:p>
              <text:p text:style-name="P3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0:49:56.645000000</meta:creation-date>
    <dc:date>2018-10-09T11:18:58.940000000</dc:date>
    <meta:editing-duration>PT1H38M37S</meta:editing-duration>
    <meta:editing-cycles>7</meta:editing-cycles>
    <meta:generator>LibreOffice/5.1.6.2$Windows_x86 LibreOffice_project/07ac168c60a517dba0f0d7bc7540f5afa45f0909</meta:generator>
    <meta:document-statistic meta:table-count="0" meta:image-count="0" meta:object-count="0" meta:page-count="4" meta:paragraph-count="80" meta:word-count="945" meta:character-count="5837" meta:non-whitespace-character-count="4990"/>
  </office:meta>
</office:document-meta>
</file>